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C7185DBEAA3F5906A0.png" manifest:media-type="image/png"/>
  <manifest:file-entry manifest:full-path="Pictures/10000001000003C0000002C7A5ECC344973228C2.png" manifest:media-type="image/png"/>
  <manifest:file-entry manifest:full-path="Pictures/10000001000003C0000002C77BCF39F9F28942F4.png" manifest:media-type="image/png"/>
  <manifest:file-entry manifest:full-path="Pictures/10000001000003C0000002C77320BD29AC1761DA.png" manifest:media-type="image/png"/>
  <manifest:file-entry manifest:full-path="Pictures/10000001000003C0000002C7E3E48FAAB15795ED.png" manifest:media-type="image/png"/>
  <manifest:file-entry manifest:full-path="Pictures/10000001000003C0000002C7FB2E29FC875D4410.png" manifest:media-type="image/png"/>
  <manifest:file-entry manifest:full-path="Pictures/10000001000003C0000002C7CCDF040F8F92F414.png" manifest:media-type="image/png"/>
  <manifest:file-entry manifest:full-path="Pictures/10000001000003C0000002C7491B76698835C3BA.png" manifest:media-type="image/png"/>
  <manifest:file-entry manifest:full-path="Pictures/10000001000003C0000003FF47903175B7698D8E.png" manifest:media-type="image/png"/>
  <manifest:file-entry manifest:full-path="Pictures/10000001000003C0000003FF7C566D3F303AA454.png" manifest:media-type="image/png"/>
  <manifest:file-entry manifest:full-path="Pictures/10000001000003C0000002C728FB13A5E6C972EE.png" manifest:media-type="image/png"/>
  <manifest:file-entry manifest:full-path="Pictures/10000001000003C0000003FFA701FF19939F7572.png" manifest:media-type="image/png"/>
  <manifest:file-entry manifest:full-path="Pictures/10000001000003C0000003FFA24175CE844FC1F6.png" manifest:media-type="image/png"/>
  <manifest:file-entry manifest:full-path="Pictures/10000001000003C0000002C7BE74F5F018088E72.png" manifest:media-type="image/png"/>
  <manifest:file-entry manifest:full-path="Pictures/10000001000003C0000002C7FDD69A5954480CC9.png" manifest:media-type="image/png"/>
  <manifest:file-entry manifest:full-path="Pictures/10000001000003C0000002C71B345DB4B87328F1.png" manifest:media-type="image/png"/>
  <manifest:file-entry manifest:full-path="Pictures/10000001000003C0000002C7A36E2210812C578A.png" manifest:media-type="image/png"/>
  <manifest:file-entry manifest:full-path="Pictures/10000001000003C0000002C728CC820E828BAC26.png" manifest:media-type="image/png"/>
  <manifest:file-entry manifest:full-path="Pictures/10000001000003C0000002C74035544B84ADEED1.png" manifest:media-type="image/png"/>
  <manifest:file-entry manifest:full-path="Pictures/10000001000003C0000002C78728202EA668BA32.png" manifest:media-type="image/png"/>
  <manifest:file-entry manifest:full-path="Pictures/10000001000003C0000002C76BF98933620DD63C.png" manifest:media-type="image/png"/>
  <manifest:file-entry manifest:full-path="Pictures/10000001000003C0000002C7FA3BB0B240444A6F.png" manifest:media-type="image/png"/>
  <manifest:file-entry manifest:full-path="Pictures/10000001000003C0000002C717A2C9FE13BE1D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39e0f" officeooo:paragraph-rsid="00339e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8.115cm" draw:z-index="0"><draw:image xlink:href="Pictures/10000001000003C0000003FF47903175B7698D8E.png" xlink:type="simple" xlink:show="embed" xlink:actuate="onLoad" draw:mime-type="image/png"/></draw:frame></text:p>
      <text:p text:style-name="Standard"><draw:frame draw:style-name="fr3" draw:name="Image2" text:anchor-type="char" svg:width="17cm" svg:height="18.115cm" draw:z-index="1"><draw:image xlink:href="Pictures/10000001000003C0000003FF7C566D3F303AA45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18.115cm" draw:z-index="2"><draw:image xlink:href="Pictures/10000001000003C0000003FFA701FF19939F7572.png" xlink:type="simple" xlink:show="embed" xlink:actuate="onLoad" draw:mime-type="image/png"/></draw:frame><text:soft-page-break/></text:p>
      <text:p text:style-name="Standard"/>
      <text:p text:style-name="Standard"><draw:frame draw:style-name="fr3" draw:name="Image4" text:anchor-type="char" svg:width="17cm" svg:height="18.115cm" draw:z-index="3"><draw:image xlink:href="Pictures/10000001000003C0000003FFA24175CE844FC1F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12.591cm" draw:z-index="4"><draw:image xlink:href="Pictures/10000001000003C0000002C7BE74F5F018088E72.png" xlink:type="simple" xlink:show="embed" xlink:actuate="onLoad" draw:mime-type="image/png"/></draw:frame><text:soft-page-break/></text:p>
      <text:p text:style-name="Standard"/>
      <text:p text:style-name="Standard"><draw:frame draw:style-name="fr1" draw:name="Image6" text:anchor-type="char" svg:width="17cm" svg:height="12.591cm" draw:z-index="5"><draw:image xlink:href="Pictures/10000001000003C0000002C7FDD69A5954480CC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7cm" svg:height="12.591cm" draw:z-index="6"><draw:image xlink:href="Pictures/10000001000003C0000002C71B345DB4B87328F1.png" xlink:type="simple" xlink:show="embed" xlink:actuate="onLoad" draw:mime-type="image/png"/></draw:frame><text:soft-page-break/></text:p>
      <text:p text:style-name="Standard"><draw:frame draw:style-name="fr1" draw:name="Image8" text:anchor-type="char" svg:width="17cm" svg:height="12.591cm" draw:z-index="7"><draw:image xlink:href="Pictures/10000001000003C0000002C7A36E2210812C578A.png" xlink:type="simple" xlink:show="embed" xlink:actuate="onLoad" draw:mime-type="image/png"/></draw:frame></text:p>
      <text:p text:style-name="Standard"><draw:frame draw:style-name="fr1" draw:name="Image9" text:anchor-type="char" svg:width="17cm" svg:height="12.591cm" draw:z-index="8"><draw:image xlink:href="Pictures/10000001000003C0000002C78728202EA668BA32.png" xlink:type="simple" xlink:show="embed" xlink:actuate="onLoad" draw:mime-type="image/png"/></draw:frame><text:soft-page-break/></text:p>
      <text:p text:style-name="Standard"><draw:frame draw:style-name="fr1" draw:name="Image10" text:anchor-type="char" svg:width="17cm" svg:height="12.591cm" draw:z-index="9"><draw:image xlink:href="Pictures/10000001000003C0000002C7FA3BB0B240444A6F.png" xlink:type="simple" xlink:show="embed" xlink:actuate="onLoad" draw:mime-type="image/png"/></draw:frame></text:p>
      <text:p text:style-name="Standard"><draw:frame draw:style-name="fr1" draw:name="Image11" text:anchor-type="char" svg:width="17cm" svg:height="12.591cm" draw:z-index="10"><draw:image xlink:href="Pictures/10000001000003C0000002C76BF98933620DD63C.png" xlink:type="simple" xlink:show="embed" xlink:actuate="onLoad" draw:mime-type="image/png"/></draw:frame><text:soft-page-break/></text:p>
      <text:p text:style-name="Standard"><draw:frame draw:style-name="fr1" draw:name="Image12" text:anchor-type="char" svg:width="17cm" svg:height="12.591cm" draw:z-index="11"><draw:image xlink:href="Pictures/10000001000003C0000002C717A2C9FE13BE1D5B.png" xlink:type="simple" xlink:show="embed" xlink:actuate="onLoad" draw:mime-type="image/png"/></draw:frame></text:p>
      <text:p text:style-name="Standard"><draw:frame draw:style-name="fr1" draw:name="Image13" text:anchor-type="char" svg:width="17cm" svg:height="12.591cm" draw:z-index="12"><draw:image xlink:href="Pictures/10000001000003C0000002C74035544B84ADEED1.png" xlink:type="simple" xlink:show="embed" xlink:actuate="onLoad" draw:mime-type="image/png"/></draw:frame><text:soft-page-break/></text:p>
      <text:p text:style-name="Standard"><draw:frame draw:style-name="fr1" draw:name="Image14" text:anchor-type="char" svg:width="17cm" svg:height="12.591cm" draw:z-index="13"><draw:image xlink:href="Pictures/10000001000003C0000002C7491B76698835C3BA.png" xlink:type="simple" xlink:show="embed" xlink:actuate="onLoad" draw:mime-type="image/png"/></draw:frame></text:p>
      <text:p text:style-name="P1"><draw:frame draw:style-name="fr1" draw:name="Image15" text:anchor-type="char" svg:width="17cm" svg:height="12.591cm" draw:z-index="14"><draw:image xlink:href="Pictures/10000001000003C0000002C7FB2E29FC875D4410.png" xlink:type="simple" xlink:show="embed" xlink:actuate="onLoad" draw:mime-type="image/png"/></draw:frame><text:soft-page-break/></text:p>
      <text:p text:style-name="Standard"/>
      <text:p text:style-name="Standard"><draw:frame draw:style-name="fr2" draw:name="Image16" text:anchor-type="char" svg:x="0cm" svg:y="1.455cm" svg:width="17cm" svg:height="12.591cm" draw:z-index="15"><draw:image xlink:href="Pictures/10000001000003C0000002C7E3E48FAAB15795ED.png" xlink:type="simple" xlink:show="embed" xlink:actuate="onLoad" draw:mime-type="image/png"/></draw:frame></text:p>
      <text:p text:style-name="Standard"/>
      <text:p text:style-name="Standard"><draw:frame draw:style-name="fr2" draw:name="Image17" text:anchor-type="char" svg:x="0.056cm" svg:y="-0.152cm" svg:width="17cm" svg:height="12.591cm" draw:z-index="16"><draw:image xlink:href="Pictures/10000001000003C0000002C77320BD29AC1761DA.png" xlink:type="simple" xlink:show="embed" xlink:actuate="onLoad" draw:mime-type="image/png"/></draw:frame><draw:frame draw:style-name="fr2" draw:name="Image18" text:anchor-type="char" svg:x="0.245cm" svg:y="12.875cm" svg:width="17cm" svg:height="12.591cm" draw:z-index="17"><draw:image xlink:href="Pictures/10000001000003C0000002C7CCDF040F8F92F414.png" xlink:type="simple" xlink:show="embed" xlink:actuate="onLoad" draw:mime-type="image/png"/></draw:frame><text:soft-page-break/></text:p>
      <text:p text:style-name="Standard"/>
      <text:p text:style-name="Standard"><draw:frame draw:style-name="fr1" draw:name="Image19" text:anchor-type="char" svg:width="17cm" svg:height="12.591cm" draw:z-index="18"><draw:image xlink:href="Pictures/10000001000003C0000002C77BCF39F9F28942F4.png" xlink:type="simple" xlink:show="embed" xlink:actuate="onLoad" draw:mime-type="image/png"/></draw:frame><text:soft-page-break/></text:p>
      <text:p text:style-name="Standard"><draw:frame draw:style-name="fr1" draw:name="Image20" text:anchor-type="char" svg:width="17cm" svg:height="12.591cm" draw:z-index="19"><draw:image xlink:href="Pictures/10000001000003C0000002C7A5ECC344973228C2.png" xlink:type="simple" xlink:show="embed" xlink:actuate="onLoad" draw:mime-type="image/png"/></draw:frame></text:p>
      <text:p text:style-name="Standard"><draw:frame draw:style-name="fr1" draw:name="Image21" text:anchor-type="char" svg:width="17cm" svg:height="12.591cm" draw:z-index="20"><draw:image xlink:href="Pictures/10000001000003C0000002C728CC820E828BAC26.png" xlink:type="simple" xlink:show="embed" xlink:actuate="onLoad" draw:mime-type="image/png"/></draw:frame><text:soft-page-break/></text:p>
      <text:p text:style-name="Standard"/>
      <text:p text:style-name="Standard"><draw:frame draw:style-name="fr1" draw:name="Image22" text:anchor-type="char" svg:width="17cm" svg:height="12.591cm" draw:z-index="21"><draw:image xlink:href="Pictures/10000001000003C0000002C728FB13A5E6C972EE.png" xlink:type="simple" xlink:show="embed" xlink:actuate="onLoad" draw:mime-type="image/png"/></draw:frame><text:soft-page-break/></text:p>
      <text:p text:style-name="Standard"/>
      <text:p text:style-name="Standard"><draw:frame draw:style-name="fr1" draw:name="Image23" text:anchor-type="char" svg:width="17cm" svg:height="12.591cm" draw:z-index="22"><draw:image xlink:href="Pictures/10000001000003C0000002C7185DBEAA3F5906A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8:45:06.545735322</meta:creation-date>
    <dc:date>2023-10-03T09:19:33.086041381</dc:date>
    <meta:editing-duration>PT34M14S</meta:editing-duration>
    <meta:editing-cycles>26</meta:editing-cycles>
    <meta:generator>LibreOffice/7.3.7.2$Linux_X86_64 LibreOffice_project/30$Build-2</meta:generator>
    <meta:document-statistic meta:table-count="0" meta:image-count="23" meta:object-count="0" meta:page-count="18" meta:paragraph-count="0" meta:word-count="0" meta:character-count="0" meta:non-whitespace-character-count="0"/>
  </office:meta>
</office:document-meta>
</file>